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ear Hiring Manager,</text:span></text:p>
      <text:p text:style-name="Text_20_body">I am writing to apply for the Android Developer position, driven by a long-standing passion for software development and a strong focus on Android technologies. My journey with computers began at an early age, and I decided to pursue a career in software engineering while still in primary school. By the age of 10, I had already started learning programming languages such as C++, Pascal, and Basic, which laid the foundation for my technical mindset.</text:p>
      <text:p text:style-name="Text_20_body">This early interest evolved into a solid academic background. I graduated from a technical high school specializing in Database Programming and later earned my Bachelor of Science degree in Information Systems Engineering. During my studies, I worked with a variety of technologies, including Android development (Java), C++, and embedded systems, which helped me build a broad and structured understanding of software engineering principles.</text:p>
      <text:p text:style-name="Text_20_body">After my most recent role, I took a deliberate break to deepen my technical skills and realign my career fully toward software development. During this period, I actively developed projects using Node.js for backend development, explored Flutter, strengthened my C/C++ knowledge, and ultimately focused on Kotlin for Android development. Today, building Android applications with Kotlin and Jetpack Compose is not only my professional goal but also something I genuinely enjoy and pursue consistently.</text:p>
      <text:p text:style-name="Text_20_body">I am highly motivated to return fully to a software-focused role and contribute as an Android Developer in a team-oriented environment. I am open to on-site work and eager to be part of a company where I can grow, take responsibility, and deliver high-quality, user-centered mobile applications.</text:p>
      <text:p text:style-name="Text_20_body">Thank you for taking the time to review my application. I would welcome the opportunity to further discuss how my background, motivation, and technical focus can contribute to your Android development team.</text:p>
      <text:p text:style-name="Text_20_body">Kind regards,<text:line-break/>Ferhat Sanli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20:36:33.416333000</meta:creation-date>
    <dc:date>2026-01-28T23:47:44.248359000</dc:date>
    <meta:editing-duration>PT1M12S</meta:editing-duration>
    <meta:editing-cycles>3</meta:editing-cycles>
    <meta:generator>LibreOffice/25.8.3.2$MacOSX_X86_64 LibreOffice_project/8ca8d55c161d602844f5428fa4b58097424e324e</meta:generator>
    <meta:document-statistic meta:table-count="0" meta:image-count="0" meta:object-count="0" meta:page-count="1" meta:paragraph-count="7" meta:word-count="297" meta:character-count="1942" meta:non-whitespace-character-count="1652"/>
  </office:meta>
</office:document-meta>
</file>